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1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vowel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HAR([.G13]+65)" office:value-type="string" office:string-value="A" calcext:value-type="string">
            <text:p>A</text:p>
          </table:table-cell>
          <table:table-cell office:value-type="string" calcext:value-type="string">
            <text:p>ALPHA</text:p>
          </table:table-cell>
          <table:table-cell table:formula="of:=&quot;therules[&quot;&amp;[.G13]&amp;&quot;] = [&quot;&amp;CHAR(39)&amp;[.H13]&amp;CHAR(39)&amp;&quot;, &quot;&amp;CHAR(39)&amp;[.I13]&amp;CHAR(39)&amp;&quot;];&quot;&amp;CHAR(13)" office:value-type="string" office:string-value="therules[0] = ['A', 'ALPHA'];&#13;" calcext:value-type="string">
            <text:p>therules[0] = ['A', 'ALPHA'];</text:p>
          </table:table-cell>
          <table:table-cell table:number-columns-repeated="2"/>
          <table:table-cell table:formula="of:=MOD([.$M$12];65+[.G13])"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3]+1" office:value-type="float" office:value="1" calcext:value-type="float">
            <text:p>1</text:p>
          </table:table-cell>
          <table:table-cell table:formula="of:=CHAR([.G14]+65)" office:value-type="string" office:string-value="B" calcext:value-type="string">
            <text:p>B</text:p>
          </table:table-cell>
          <table:table-cell office:value-type="string" calcext:value-type="string">
            <text:p>BRAVO</text:p>
          </table:table-cell>
          <table:table-cell table:formula="of:=&quot;therules[&quot;&amp;[.G14]&amp;&quot;] = [&quot;&amp;CHAR(39)&amp;[.H14]&amp;CHAR(39)&amp;&quot;, &quot;&amp;CHAR(39)&amp;[.I14]&amp;CHAR(39)&amp;&quot;];&quot;&amp;CHAR(13)" office:value-type="string" office:string-value="therules[1] = ['B', 'BRAVO'];&#13;" calcext:value-type="string">
            <text:p>therules[1] = ['B', 'BRAVO'];</text:p>
          </table:table-cell>
          <table:table-cell table:number-columns-repeated="2"/>
          <table:table-cell table:formula="of:=MOD([.$M$12];65+[.G14])"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4]+1" office:value-type="float" office:value="2" calcext:value-type="float">
            <text:p>2</text:p>
          </table:table-cell>
          <table:table-cell table:formula="of:=CHAR([.G15]+65)" office:value-type="string" office:string-value="C" calcext:value-type="string">
            <text:p>C</text:p>
          </table:table-cell>
          <table:table-cell office:value-type="string" calcext:value-type="string">
            <text:p>CHARLIE</text:p>
          </table:table-cell>
          <table:table-cell table:formula="of:=&quot;therules[&quot;&amp;[.G15]&amp;&quot;] = [&quot;&amp;CHAR(39)&amp;[.H15]&amp;CHAR(39)&amp;&quot;, &quot;&amp;CHAR(39)&amp;[.I15]&amp;CHAR(39)&amp;&quot;];&quot;&amp;CHAR(13)" office:value-type="string" office:string-value="therules[2] = ['C', 'CHARLIE'];&#13;" calcext:value-type="string">
            <text:p>therules[2] = ['C', 'CHARLIE'];</text:p>
          </table:table-cell>
          <table:table-cell table:number-columns-repeated="2"/>
          <table:table-cell table:formula="of:=MOD([.$M$12];65+[.G15])"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5]+1" office:value-type="float" office:value="3" calcext:value-type="float">
            <text:p>3</text:p>
          </table:table-cell>
          <table:table-cell table:formula="of:=CHAR([.G16]+65)" office:value-type="string" office:string-value="D" calcext:value-type="string">
            <text:p>D</text:p>
          </table:table-cell>
          <table:table-cell office:value-type="string" calcext:value-type="string">
            <text:p>DELTA</text:p>
          </table:table-cell>
          <table:table-cell table:formula="of:=&quot;therules[&quot;&amp;[.G16]&amp;&quot;] = [&quot;&amp;CHAR(39)&amp;[.H16]&amp;CHAR(39)&amp;&quot;, &quot;&amp;CHAR(39)&amp;[.I16]&amp;CHAR(39)&amp;&quot;];&quot;&amp;CHAR(13)" office:value-type="string" office:string-value="therules[3] = ['D', 'DELTA'];&#13;" calcext:value-type="string">
            <text:p>therules[3] = ['D', 'DELTA'];</text:p>
          </table:table-cell>
          <table:table-cell table:number-columns-repeated="2"/>
          <table:table-cell table:formula="of:=MOD([.$M$12];65+[.G16])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16]+1" office:value-type="float" office:value="4" calcext:value-type="float">
            <text:p>4</text:p>
          </table:table-cell>
          <table:table-cell table:formula="of:=CHAR([.G17]+65)" office:value-type="string" office:string-value="E" calcext:value-type="string">
            <text:p>E</text:p>
          </table:table-cell>
          <table:table-cell office:value-type="string" calcext:value-type="string">
            <text:p>ECHO</text:p>
          </table:table-cell>
          <table:table-cell table:formula="of:=&quot;therules[&quot;&amp;[.G17]&amp;&quot;] = [&quot;&amp;CHAR(39)&amp;[.H17]&amp;CHAR(39)&amp;&quot;, &quot;&amp;CHAR(39)&amp;[.I17]&amp;CHAR(39)&amp;&quot;];&quot;&amp;CHAR(13)" office:value-type="string" office:string-value="therules[4] = ['E', 'ECHO'];&#13;" calcext:value-type="string">
            <text:p>therules[4] = ['E', 'ECHO'];</text:p>
          </table:table-cell>
          <table:table-cell table:number-columns-repeated="2"/>
          <table:table-cell table:formula="of:=MOD([.$M$12];65+[.G17]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7]+1" office:value-type="float" office:value="5" calcext:value-type="float">
            <text:p>5</text:p>
          </table:table-cell>
          <table:table-cell table:formula="of:=CHAR([.G18]+65)" office:value-type="string" office:string-value="F" calcext:value-type="string">
            <text:p>F</text:p>
          </table:table-cell>
          <table:table-cell office:value-type="string" calcext:value-type="string">
            <text:p>FOXTROT</text:p>
          </table:table-cell>
          <table:table-cell table:formula="of:=&quot;therules[&quot;&amp;[.G18]&amp;&quot;] = [&quot;&amp;CHAR(39)&amp;[.H18]&amp;CHAR(39)&amp;&quot;, &quot;&amp;CHAR(39)&amp;[.I18]&amp;CHAR(39)&amp;&quot;];&quot;&amp;CHAR(13)" office:value-type="string" office:string-value="therules[5] = ['F', 'FOXTROT'];&#13;" calcext:value-type="string">
            <text:p>therules[5] = ['F', 'FOXTROT'];</text:p>
          </table:table-cell>
          <table:table-cell table:number-columns-repeated="2"/>
          <table:table-cell table:formula="of:=MOD([.$M$12];65+[.G18])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8]+1" office:value-type="float" office:value="6" calcext:value-type="float">
            <text:p>6</text:p>
          </table:table-cell>
          <table:table-cell table:formula="of:=CHAR([.G19]+65)" office:value-type="string" office:string-value="G" calcext:value-type="string">
            <text:p>G</text:p>
          </table:table-cell>
          <table:table-cell office:value-type="string" calcext:value-type="string">
            <text:p>GOLF</text:p>
          </table:table-cell>
          <table:table-cell table:formula="of:=&quot;therules[&quot;&amp;[.G19]&amp;&quot;] = [&quot;&amp;CHAR(39)&amp;[.H19]&amp;CHAR(39)&amp;&quot;, &quot;&amp;CHAR(39)&amp;[.I19]&amp;CHAR(39)&amp;&quot;];&quot;&amp;CHAR(13)" office:value-type="string" office:string-value="therules[6] = ['G', 'GOLF'];&#13;" calcext:value-type="string">
            <text:p>therules[6] = ['G', 'GOLF'];</text:p>
          </table:table-cell>
          <table:table-cell table:number-columns-repeated="2"/>
          <table:table-cell table:formula="of:=MOD([.$M$12];65+[.G19])"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19]+1" office:value-type="float" office:value="7" calcext:value-type="float">
            <text:p>7</text:p>
          </table:table-cell>
          <table:table-cell table:formula="of:=CHAR([.G20]+65)" office:value-type="string" office:string-value="H" calcext:value-type="string">
            <text:p>H</text:p>
          </table:table-cell>
          <table:table-cell office:value-type="string" calcext:value-type="string">
            <text:p>HOTEL</text:p>
          </table:table-cell>
          <table:table-cell table:formula="of:=&quot;therules[&quot;&amp;[.G20]&amp;&quot;] = [&quot;&amp;CHAR(39)&amp;[.H20]&amp;CHAR(39)&amp;&quot;, &quot;&amp;CHAR(39)&amp;[.I20]&amp;CHAR(39)&amp;&quot;];&quot;&amp;CHAR(13)" office:value-type="string" office:string-value="therules[7] = ['H', 'HOTEL'];&#13;" calcext:value-type="string">
            <text:p>therules[7] = ['H', 'HOTEL'];</text:p>
          </table:table-cell>
          <table:table-cell table:number-columns-repeated="2"/>
          <table:table-cell table:formula="of:=MOD([.$M$12];65+[.G20])"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20]+1" office:value-type="float" office:value="8" calcext:value-type="float">
            <text:p>8</text:p>
          </table:table-cell>
          <table:table-cell table:formula="of:=CHAR([.G21]+65)" office:value-type="string" office:string-value="I" calcext:value-type="string">
            <text:p>I</text:p>
          </table:table-cell>
          <table:table-cell office:value-type="string" calcext:value-type="string">
            <text:p>INDIA</text:p>
          </table:table-cell>
          <table:table-cell table:formula="of:=&quot;therules[&quot;&amp;[.G21]&amp;&quot;] = [&quot;&amp;CHAR(39)&amp;[.H21]&amp;CHAR(39)&amp;&quot;, &quot;&amp;CHAR(39)&amp;[.I21]&amp;CHAR(39)&amp;&quot;];&quot;&amp;CHAR(13)" office:value-type="string" office:string-value="therules[8] = ['I', 'INDIA'];&#13;" calcext:value-type="string">
            <text:p>therules[8] = ['I', 'INDIA'];</text:p>
          </table:table-cell>
          <table:table-cell table:number-columns-repeated="2"/>
          <table:table-cell table:formula="of:=MOD([.$M$12];65+[.G21])"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1]+1" office:value-type="float" office:value="9" calcext:value-type="float">
            <text:p>9</text:p>
          </table:table-cell>
          <table:table-cell table:formula="of:=CHAR([.G22]+65)" office:value-type="string" office:string-value="J" calcext:value-type="string">
            <text:p>J</text:p>
          </table:table-cell>
          <table:table-cell office:value-type="string" calcext:value-type="string">
            <text:p>JULIETT</text:p>
          </table:table-cell>
          <table:table-cell table:formula="of:=&quot;therules[&quot;&amp;[.G22]&amp;&quot;] = [&quot;&amp;CHAR(39)&amp;[.H22]&amp;CHAR(39)&amp;&quot;, &quot;&amp;CHAR(39)&amp;[.I22]&amp;CHAR(39)&amp;&quot;];&quot;&amp;CHAR(13)" office:value-type="string" office:string-value="therules[9] = ['J', 'JULIETT'];&#13;" calcext:value-type="string">
            <text:p>therules[9] = ['J', 'JULIETT'];</text:p>
          </table:table-cell>
          <table:table-cell table:number-columns-repeated="2"/>
          <table:table-cell table:formula="of:=MOD([.$M$12];65+[.G22])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2]+1" office:value-type="float" office:value="10" calcext:value-type="float">
            <text:p>10</text:p>
          </table:table-cell>
          <table:table-cell table:formula="of:=CHAR([.G23]+65)" office:value-type="string" office:string-value="K" calcext:value-type="string">
            <text:p>K</text:p>
          </table:table-cell>
          <table:table-cell office:value-type="string" calcext:value-type="string">
            <text:p>KILO</text:p>
          </table:table-cell>
          <table:table-cell table:formula="of:=&quot;therules[&quot;&amp;[.G23]&amp;&quot;] = [&quot;&amp;CHAR(39)&amp;[.H23]&amp;CHAR(39)&amp;&quot;, &quot;&amp;CHAR(39)&amp;[.I23]&amp;CHAR(39)&amp;&quot;];&quot;&amp;CHAR(13)" office:value-type="string" office:string-value="therules[10] = ['K', 'KILO'];&#13;" calcext:value-type="string">
            <text:p>therules[10] = ['K', 'KILO'];</text:p>
          </table:table-cell>
          <table:table-cell table:number-columns-repeated="2"/>
          <table:table-cell table:formula="of:=MOD([.$M$12];65+[.G23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3]+1" office:value-type="float" office:value="11" calcext:value-type="float">
            <text:p>11</text:p>
          </table:table-cell>
          <table:table-cell table:formula="of:=CHAR([.G24]+65)" office:value-type="string" office:string-value="L" calcext:value-type="string">
            <text:p>L</text:p>
          </table:table-cell>
          <table:table-cell office:value-type="string" calcext:value-type="string">
            <text:p>LIMA</text:p>
          </table:table-cell>
          <table:table-cell table:formula="of:=&quot;therules[&quot;&amp;[.G24]&amp;&quot;] = [&quot;&amp;CHAR(39)&amp;[.H24]&amp;CHAR(39)&amp;&quot;, &quot;&amp;CHAR(39)&amp;[.I24]&amp;CHAR(39)&amp;&quot;];&quot;&amp;CHAR(13)" office:value-type="string" office:string-value="therules[11] = ['L', 'LIMA'];&#13;" calcext:value-type="string">
            <text:p>therules[11] = ['L', 'LIMA'];</text:p>
          </table:table-cell>
          <table:table-cell table:number-columns-repeated="2"/>
          <table:table-cell table:formula="of:=MOD([.$M$12];65+[.G24])"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4]+1" office:value-type="float" office:value="12" calcext:value-type="float">
            <text:p>12</text:p>
          </table:table-cell>
          <table:table-cell table:formula="of:=CHAR([.G25]+65)" office:value-type="string" office:string-value="M" calcext:value-type="string">
            <text:p>M</text:p>
          </table:table-cell>
          <table:table-cell office:value-type="string" calcext:value-type="string">
            <text:p>MIKE</text:p>
          </table:table-cell>
          <table:table-cell table:formula="of:=&quot;therules[&quot;&amp;[.G25]&amp;&quot;] = [&quot;&amp;CHAR(39)&amp;[.H25]&amp;CHAR(39)&amp;&quot;, &quot;&amp;CHAR(39)&amp;[.I25]&amp;CHAR(39)&amp;&quot;];&quot;&amp;CHAR(13)" office:value-type="string" office:string-value="therules[12] = ['M', 'MIKE'];&#13;" calcext:value-type="string">
            <text:p>therules[12] = ['M', 'MIKE'];</text:p>
          </table:table-cell>
          <table:table-cell table:number-columns-repeated="2"/>
          <table:table-cell table:formula="of:=MOD([.$M$12];65+[.G25])"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5]+1" office:value-type="float" office:value="13" calcext:value-type="float">
            <text:p>13</text:p>
          </table:table-cell>
          <table:table-cell table:formula="of:=CHAR([.G26]+65)" office:value-type="string" office:string-value="N" calcext:value-type="string">
            <text:p>N</text:p>
          </table:table-cell>
          <table:table-cell office:value-type="string" calcext:value-type="string">
            <text:p>NOVEMBER</text:p>
          </table:table-cell>
          <table:table-cell table:formula="of:=&quot;therules[&quot;&amp;[.G26]&amp;&quot;] = [&quot;&amp;CHAR(39)&amp;[.H26]&amp;CHAR(39)&amp;&quot;, &quot;&amp;CHAR(39)&amp;[.I26]&amp;CHAR(39)&amp;&quot;];&quot;&amp;CHAR(13)" office:value-type="string" office:string-value="therules[13] = ['N', 'NOVEMBER'];&#13;" calcext:value-type="string">
            <text:p>therules[13] = ['N', 'NOVEMBER'];</text:p>
          </table:table-cell>
          <table:table-cell table:number-columns-repeated="2"/>
          <table:table-cell table:formula="of:=MOD([.$M$12];65+[.G26])"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26]+1" office:value-type="float" office:value="14" calcext:value-type="float">
            <text:p>14</text:p>
          </table:table-cell>
          <table:table-cell table:formula="of:=CHAR([.G27]+65)" office:value-type="string" office:string-value="O" calcext:value-type="string">
            <text:p>O</text:p>
          </table:table-cell>
          <table:table-cell office:value-type="string" calcext:value-type="string">
            <text:p>OSCAR</text:p>
          </table:table-cell>
          <table:table-cell table:formula="of:=&quot;therules[&quot;&amp;[.G27]&amp;&quot;] = [&quot;&amp;CHAR(39)&amp;[.H27]&amp;CHAR(39)&amp;&quot;, &quot;&amp;CHAR(39)&amp;[.I27]&amp;CHAR(39)&amp;&quot;];&quot;&amp;CHAR(13)" office:value-type="string" office:string-value="therules[14] = ['O', 'OSCAR'];&#13;" calcext:value-type="string">
            <text:p>therules[14] = ['O', 'OSCAR'];</text:p>
          </table:table-cell>
          <table:table-cell table:number-columns-repeated="2"/>
          <table:table-cell table:formula="of:=MOD([.$M$12];65+[.G27])" office:value-type="float" office:value="37" calcext:value-type="float">
            <text:p>37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7]+1" office:value-type="float" office:value="15" calcext:value-type="float">
            <text:p>15</text:p>
          </table:table-cell>
          <table:table-cell table:formula="of:=CHAR([.G28]+65)" office:value-type="string" office:string-value="P" calcext:value-type="string">
            <text:p>P</text:p>
          </table:table-cell>
          <table:table-cell office:value-type="string" calcext:value-type="string">
            <text:p>PAPA</text:p>
          </table:table-cell>
          <table:table-cell table:formula="of:=&quot;therules[&quot;&amp;[.G28]&amp;&quot;] = [&quot;&amp;CHAR(39)&amp;[.H28]&amp;CHAR(39)&amp;&quot;, &quot;&amp;CHAR(39)&amp;[.I28]&amp;CHAR(39)&amp;&quot;];&quot;&amp;CHAR(13)" office:value-type="string" office:string-value="therules[15] = ['P', 'PAPA'];&#13;" calcext:value-type="string">
            <text:p>therules[15] = ['P', 'PAPA'];</text:p>
          </table:table-cell>
          <table:table-cell table:number-columns-repeated="2"/>
          <table:table-cell table:formula="of:=MOD([.$M$12];65+[.G28])"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8]+1" office:value-type="float" office:value="16" calcext:value-type="float">
            <text:p>16</text:p>
          </table:table-cell>
          <table:table-cell table:formula="of:=CHAR([.G29]+65)" office:value-type="string" office:string-value="Q" calcext:value-type="string">
            <text:p>Q</text:p>
          </table:table-cell>
          <table:table-cell office:value-type="string" calcext:value-type="string">
            <text:p>QUEBEC</text:p>
          </table:table-cell>
          <table:table-cell table:formula="of:=&quot;therules[&quot;&amp;[.G29]&amp;&quot;] = [&quot;&amp;CHAR(39)&amp;[.H29]&amp;CHAR(39)&amp;&quot;, &quot;&amp;CHAR(39)&amp;[.I29]&amp;CHAR(39)&amp;&quot;];&quot;&amp;CHAR(13)" office:value-type="string" office:string-value="therules[16] = ['Q', 'QUEBEC'];&#13;" calcext:value-type="string">
            <text:p>therules[16] = ['Q', 'QUEBEC'];</text:p>
          </table:table-cell>
          <table:table-cell table:number-columns-repeated="2"/>
          <table:table-cell table:formula="of:=MOD([.$M$12];65+[.G29])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29]+1" office:value-type="float" office:value="17" calcext:value-type="float">
            <text:p>17</text:p>
          </table:table-cell>
          <table:table-cell table:formula="of:=CHAR([.G30]+65)" office:value-type="string" office:string-value="R" calcext:value-type="string">
            <text:p>R</text:p>
          </table:table-cell>
          <table:table-cell office:value-type="string" calcext:value-type="string">
            <text:p>ROMEO</text:p>
          </table:table-cell>
          <table:table-cell table:formula="of:=&quot;therules[&quot;&amp;[.G30]&amp;&quot;] = [&quot;&amp;CHAR(39)&amp;[.H30]&amp;CHAR(39)&amp;&quot;, &quot;&amp;CHAR(39)&amp;[.I30]&amp;CHAR(39)&amp;&quot;];&quot;&amp;CHAR(13)" office:value-type="string" office:string-value="therules[17] = ['R', 'ROMEO'];&#13;" calcext:value-type="string">
            <text:p>therules[17] = ['R', 'ROMEO'];</text:p>
          </table:table-cell>
          <table:table-cell table:number-columns-repeated="2"/>
          <table:table-cell table:formula="of:=MOD([.$M$12];65+[.G30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0]+1" office:value-type="float" office:value="18" calcext:value-type="float">
            <text:p>18</text:p>
          </table:table-cell>
          <table:table-cell table:formula="of:=CHAR([.G31]+65)" office:value-type="string" office:string-value="S" calcext:value-type="string">
            <text:p>S</text:p>
          </table:table-cell>
          <table:table-cell office:value-type="string" calcext:value-type="string">
            <text:p>SIERRA</text:p>
          </table:table-cell>
          <table:table-cell table:formula="of:=&quot;therules[&quot;&amp;[.G31]&amp;&quot;] = [&quot;&amp;CHAR(39)&amp;[.H31]&amp;CHAR(39)&amp;&quot;, &quot;&amp;CHAR(39)&amp;[.I31]&amp;CHAR(39)&amp;&quot;];&quot;&amp;CHAR(13)" office:value-type="string" office:string-value="therules[18] = ['S', 'SIERRA'];&#13;" calcext:value-type="string">
            <text:p>therules[18] = ['S', 'SIERRA'];</text:p>
          </table:table-cell>
          <table:table-cell table:number-columns-repeated="2"/>
          <table:table-cell table:formula="of:=MOD([.$M$12];65+[.G31])"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1]+1" office:value-type="float" office:value="19" calcext:value-type="float">
            <text:p>19</text:p>
          </table:table-cell>
          <table:table-cell table:formula="of:=CHAR([.G32]+65)" office:value-type="string" office:string-value="T" calcext:value-type="string">
            <text:p>T</text:p>
          </table:table-cell>
          <table:table-cell office:value-type="string" calcext:value-type="string">
            <text:p>TANGO</text:p>
          </table:table-cell>
          <table:table-cell table:formula="of:=&quot;therules[&quot;&amp;[.G32]&amp;&quot;] = [&quot;&amp;CHAR(39)&amp;[.H32]&amp;CHAR(39)&amp;&quot;, &quot;&amp;CHAR(39)&amp;[.I32]&amp;CHAR(39)&amp;&quot;];&quot;&amp;CHAR(13)" office:value-type="string" office:string-value="therules[19] = ['T', 'TANGO'];&#13;" calcext:value-type="string">
            <text:p>therules[19] = ['T', 'TANGO'];</text:p>
          </table:table-cell>
          <table:table-cell table:number-columns-repeated="2"/>
          <table:table-cell table:formula="of:=MOD([.$M$12];65+[.G32])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32]+1" office:value-type="float" office:value="20" calcext:value-type="float">
            <text:p>20</text:p>
          </table:table-cell>
          <table:table-cell table:formula="of:=CHAR([.G33]+65)" office:value-type="string" office:string-value="U" calcext:value-type="string">
            <text:p>U</text:p>
          </table:table-cell>
          <table:table-cell office:value-type="string" calcext:value-type="string">
            <text:p>UNIFORM</text:p>
          </table:table-cell>
          <table:table-cell table:formula="of:=&quot;therules[&quot;&amp;[.G33]&amp;&quot;] = [&quot;&amp;CHAR(39)&amp;[.H33]&amp;CHAR(39)&amp;&quot;, &quot;&amp;CHAR(39)&amp;[.I33]&amp;CHAR(39)&amp;&quot;];&quot;&amp;CHAR(13)" office:value-type="string" office:string-value="therules[20] = ['U', 'UNIFORM'];&#13;" calcext:value-type="string">
            <text:p>therules[20] = ['U', 'UNIFORM'];</text:p>
          </table:table-cell>
          <table:table-cell table:number-columns-repeated="2"/>
          <table:table-cell table:formula="of:=MOD([.$M$12];65+[.G33])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3]+1" office:value-type="float" office:value="21" calcext:value-type="float">
            <text:p>21</text:p>
          </table:table-cell>
          <table:table-cell table:formula="of:=CHAR([.G34]+65)" office:value-type="string" office:string-value="V" calcext:value-type="string">
            <text:p>V</text:p>
          </table:table-cell>
          <table:table-cell office:value-type="string" calcext:value-type="string">
            <text:p>VICTOR</text:p>
          </table:table-cell>
          <table:table-cell table:formula="of:=&quot;therules[&quot;&amp;[.G34]&amp;&quot;] = [&quot;&amp;CHAR(39)&amp;[.H34]&amp;CHAR(39)&amp;&quot;, &quot;&amp;CHAR(39)&amp;[.I34]&amp;CHAR(39)&amp;&quot;];&quot;&amp;CHAR(13)" office:value-type="string" office:string-value="therules[21] = ['V', 'VICTOR'];&#13;" calcext:value-type="string">
            <text:p>therules[21] = ['V', 'VICTOR'];</text:p>
          </table:table-cell>
          <table:table-cell table:number-columns-repeated="2"/>
          <table:table-cell table:formula="of:=MOD([.$M$12];65+[.G34])" office:value-type="float" office:value="46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4]+1" office:value-type="float" office:value="22" calcext:value-type="float">
            <text:p>22</text:p>
          </table:table-cell>
          <table:table-cell table:formula="of:=CHAR([.G35]+65)" office:value-type="string" office:string-value="W" calcext:value-type="string">
            <text:p>W</text:p>
          </table:table-cell>
          <table:table-cell office:value-type="string" calcext:value-type="string">
            <text:p>WHISKEY</text:p>
          </table:table-cell>
          <table:table-cell table:formula="of:=&quot;therules[&quot;&amp;[.G35]&amp;&quot;] = [&quot;&amp;CHAR(39)&amp;[.H35]&amp;CHAR(39)&amp;&quot;, &quot;&amp;CHAR(39)&amp;[.I35]&amp;CHAR(39)&amp;&quot;];&quot;&amp;CHAR(13)" office:value-type="string" office:string-value="therules[22] = ['W', 'WHISKEY'];&#13;" calcext:value-type="string">
            <text:p>therules[22] = ['W', 'WHISKEY'];</text:p>
          </table:table-cell>
          <table:table-cell table:number-columns-repeated="2"/>
          <table:table-cell table:formula="of:=MOD([.$M$12];65+[.G35])" office:value-type="float" office:value="36" calcext:value-type="float">
            <text:p>3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5]+1" office:value-type="float" office:value="23" calcext:value-type="float">
            <text:p>23</text:p>
          </table:table-cell>
          <table:table-cell table:formula="of:=CHAR([.G36]+65)" office:value-type="string" office:string-value="X" calcext:value-type="string">
            <text:p>X</text:p>
          </table:table-cell>
          <table:table-cell office:value-type="string" calcext:value-type="string">
            <text:p>X-RAY</text:p>
          </table:table-cell>
          <table:table-cell table:formula="of:=&quot;therules[&quot;&amp;[.G36]&amp;&quot;] = [&quot;&amp;CHAR(39)&amp;[.H36]&amp;CHAR(39)&amp;&quot;, &quot;&amp;CHAR(39)&amp;[.I36]&amp;CHAR(39)&amp;&quot;];&quot;&amp;CHAR(13)" office:value-type="string" office:string-value="therules[23] = ['X', 'X-RAY'];&#13;" calcext:value-type="string">
            <text:p>therules[23] = ['X', 'X-RAY'];</text:p>
          </table:table-cell>
          <table:table-cell table:number-columns-repeated="2"/>
          <table:table-cell table:formula="of:=MOD([.$M$12];65+[.G36])"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36]+1" office:value-type="float" office:value="24" calcext:value-type="float">
            <text:p>24</text:p>
          </table:table-cell>
          <table:table-cell table:formula="of:=CHAR([.G37]+65)" office:value-type="string" office:string-value="Y" calcext:value-type="string">
            <text:p>Y</text:p>
          </table:table-cell>
          <table:table-cell office:value-type="string" calcext:value-type="string">
            <text:p>YANKEE</text:p>
          </table:table-cell>
          <table:table-cell table:formula="of:=&quot;therules[&quot;&amp;[.G37]&amp;&quot;] = [&quot;&amp;CHAR(39)&amp;[.H37]&amp;CHAR(39)&amp;&quot;, &quot;&amp;CHAR(39)&amp;[.I37]&amp;CHAR(39)&amp;&quot;];&quot;&amp;CHAR(13)" office:value-type="string" office:string-value="therules[24] = ['Y', 'YANKEE'];&#13;" calcext:value-type="string">
            <text:p>therules[24] = ['Y', 'YANKEE'];</text:p>
          </table:table-cell>
          <table:table-cell table:number-columns-repeated="2"/>
          <table:table-cell table:formula="of:=MOD([.$M$12];65+[.G37]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G37]+1" office:value-type="float" office:value="25" calcext:value-type="float">
            <text:p>25</text:p>
          </table:table-cell>
          <table:table-cell table:formula="of:=CHAR([.G38]+65)" office:value-type="string" office:string-value="Z" calcext:value-type="string">
            <text:p>Z</text:p>
          </table:table-cell>
          <table:table-cell office:value-type="string" calcext:value-type="string">
            <text:p>ZULU</text:p>
          </table:table-cell>
          <table:table-cell table:formula="of:=&quot;therules[&quot;&amp;[.G38]&amp;&quot;] = [&quot;&amp;CHAR(39)&amp;[.H38]&amp;CHAR(39)&amp;&quot;, &quot;&amp;CHAR(39)&amp;[.I38]&amp;CHAR(39)&amp;&quot;];&quot;&amp;CHAR(13)" office:value-type="string" office:string-value="therules[25] = ['Z', 'ZULU'];&#13;" calcext:value-type="string">
            <text:p>therules[25] = ['Z', 'ZULU'];</text:p>
          </table:table-cell>
          <table:table-cell table:number-columns-repeated="2"/>
          <table:table-cell table:formula="of:=MOD([.$M$12];65+[.G38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3:46:47.085850950</meta:creation-date>
    <dc:date>2024-02-13T14:47:38.389246396</dc:date>
    <meta:editing-duration>PT19M16S</meta:editing-duration>
    <meta:editing-cycles>2</meta:editing-cycles>
    <meta:generator>LibreOffice/7.3.7.2$Linux_X86_64 LibreOffice_project/30$Build-2</meta:generator>
    <meta:document-statistic meta:table-count="1" meta:cell-count="158" meta:object-count="0"/>
  </office:meta>
</office:document-meta>
</file>